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etOfTheGrizzlies</text:p>
      <text:p text:style-name="Standard"/>
      <text:p text:style-name="Standard">- Action</text:p>
      <text:p text:style-name="Standard">Die Figuren kämpfen mit den Händen und den Füßen</text:p>
      <text:p text:style-name="Standard">Diesbezüglich existieren sequentielle Kombinationen</text:p>
      <text:p text:style-name="Standard">Möglich ist das Abfeuern einer Waffe</text:p>
      <text:p text:style-name="Standard"/>
      <text:p text:style-name="Standard">- Rollenspiel</text:p>
      <text:p text:style-name="Standard">Der Spieler bewegt sich frei nach vorne und nach hinten</text:p>
      <text:p text:style-name="Standard">Die Gegner lassen Rüstungen und Waffen fallen</text:p>
      <text:p text:style-name="Standard">Diese sind in einem Inventar einsichtbar</text:p>
      <text:p text:style-name="Standard"/>
      <text:p text:style-name="Standard">- Adventure</text:p>
      <text:p text:style-name="Standard">Der Spieler schlüpft in die Rolle eines Grizzlies</text:p>
      <text:p text:style-name="Standard">Die Gegner gehören der humanoiden Spezies an</text:p>
      <text:p text:style-name="Standard">Die Betätigung eines versteckten Schalters öffnet eine Tür</text:p>
      <text:p text:style-name="Standard">Eine Abfolge von Aktionen lässt eine Truhe sich öffn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11S</meta:editing-duration>
    <meta:editing-cycles>9</meta:editing-cycles>
    <meta:generator>OpenOffice/4.1.2$Win32 OpenOffice.org_project/412m3$Build-9782</meta:generator>
    <dc:date>2016-05-01T12:54:08.90</dc:date>
    <meta:document-statistic meta:table-count="0" meta:image-count="0" meta:object-count="0" meta:page-count="1" meta:paragraph-count="14" meta:word-count="81" meta:character-count="532"/>
    <meta:user-defined meta:name="Info 1"/>
    <meta:user-defined meta:name="Info 2"/>
    <meta:user-defined meta:name="Info 3"/>
    <meta:user-defined meta:name="Info 4"/>
  </office:meta>
</office:document-meta>
</file>